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Yorkton 1</text:p>
          </table:table-cell>
          <table:table-cell office:value-type="string">
            <text:p>A1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rris 2</text:p>
          </table:table-cell>
          <table:table-cell office:value-type="string">
            <text:p>A1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ngenburg 4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Jaala Martin</text:p>
          </table:table-cell>
          <table:table-cell office:value-type="string">
            <text:p>Yorkton 1</text:p>
          </table:table-cell>
          <table:table-cell office:value-type="string">
            <text:p>A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leb Giesbrecht</text:p>
          </table:table-cell>
          <table:table-cell office:value-type="string">
            <text:p>Yorkton 1</text:p>
          </table:table-cell>
          <table:table-cell office:value-type="string">
            <text:p>A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idan Sawatzky</text:p>
          </table:table-cell>
          <table:table-cell office:value-type="string">
            <text:p>Yorkton 1</text:p>
          </table:table-cell>
          <table:table-cell office:value-type="string">
            <text:p>A1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Yorkton 1</text:p>
          </table:table-cell>
          <table:table-cell office:value-type="string">
            <text:p>A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orkton 1</text:p>
          </table:table-cell>
          <table:table-cell office:value-type="string">
            <text:p>A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mryn Siemens</text:p>
          </table:table-cell>
          <table:table-cell office:value-type="string">
            <text:p>Morris 2</text:p>
          </table:table-cell>
          <table:table-cell office:value-type="string">
            <text:p>A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Vidalia Bartel</text:p>
          </table:table-cell>
          <table:table-cell office:value-type="string">
            <text:p>Morris 2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annah Bartel</text:p>
          </table:table-cell>
          <table:table-cell office:value-type="string">
            <text:p>Morris 2</text:p>
          </table:table-cell>
          <table:table-cell office:value-type="string">
            <text:p>A1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orris 2</text:p>
          </table:table-cell>
          <table:table-cell office:value-type="string">
            <text:p>A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2</text:p>
          </table:table-cell>
          <table:table-cell office:value-type="string">
            <text:p>A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adie Rumancik</text:p>
          </table:table-cell>
          <table:table-cell office:value-type="string">
            <text:p>Langenburg 4</text:p>
          </table:table-cell>
          <table:table-cell office:value-type="string">
            <text:p>A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manda Waldherr</text:p>
          </table:table-cell>
          <table:table-cell office:value-type="string">
            <text:p>Langenburg 4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thany McGregor</text:p>
          </table:table-cell>
          <table:table-cell office:value-type="string">
            <text:p>Langenburg 4</text:p>
          </table:table-cell>
          <table:table-cell office:value-type="string">
            <text:p>A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enna Wastete</text:p>
          </table:table-cell>
          <table:table-cell office:value-type="string">
            <text:p>Langenburg 4</text:p>
          </table:table-cell>
          <table:table-cell office:value-type="string">
            <text:p>A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enburg 4</text:p>
          </table:table-cell>
          <table:table-cell office:value-type="string">
            <text:p>A11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5:47.75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